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5E6A2"/>
    </style:style>
    <style:style style:name="ce3" style:family="table-cell" style:parent-style-name="Default" style:data-style-name="N0">
      <style:table-cell-properties fo:background-color="#DAF2D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5E6A2"/>
    </style:style>
    <style:style style:name="ce5" style:family="table-cell" style:parent-style-name="Default" style:data-style-name="N0">
      <style:table-cell-properties fo:border="thin solid #000000" fo:background-color="#F7C7AC"/>
    </style:style>
    <style:style style:name="ce6" style:family="table-cell" style:parent-style-name="Default" style:data-style-name="N0">
      <style:table-cell-properties fo:background-color="#FBE2D5"/>
    </style:style>
    <style:style style:name="ce7" style:family="table-cell" style:parent-style-name="Default" style:data-style-name="N0">
      <style:table-cell-properties fo:border="thin solid #000000" fo:background-color="#94DCF8"/>
    </style:style>
    <style:style style:name="ce8" style:family="table-cell" style:parent-style-name="Default" style:data-style-name="N0">
      <style:table-cell-properties fo:background-color="#CAEDFB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style:vertical-align="automatic" fo:background-color="#DAF2D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FBE2D5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CAEDFB" style:repeat-content="false"/>
      <style:paragraph-properties fo:text-align="center"/>
    </style:style>
    <style:style style:name="co1" style:family="table-column">
      <style:table-column-properties fo:break-before="auto" style:column-width="2.6035cm" style:use-optimal-column-width="true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2.0955cm" style:use-optimal-column-width="true"/>
    </style:style>
    <style:style style:name="co4" style:family="table-column">
      <style:table-column-properties fo:break-before="auto" style:column-width="2.28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#Qbit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10">
            <text:p>GPU</text:p>
          </table:table-cell>
          <table:table-cell office:value-type="float" office:value="3.5209519999999999" table:style-name="ce3">
            <text:p>3.520952</text:p>
          </table:table-cell>
          <table:table-cell office:value-type="float" office:value="3.924099" table:style-name="ce3">
            <text:p>3.924099</text:p>
          </table:table-cell>
          <table:table-cell office:value-type="float" office:value="4.3766249999999998" table:style-name="ce3">
            <text:p>4.376625</text:p>
          </table:table-cell>
          <table:table-cell office:value-type="float" office:value="6.7323979999999999" table:style-name="ce3">
            <text:p>6.732398</text:p>
          </table:table-cell>
          <table:table-cell office:value-type="float" office:value="5.7096790000000004" table:style-name="ce3">
            <text:p>5.709679</text:p>
          </table:table-cell>
          <table:table-cell office:value-type="float" office:value="6.3477240000000004" table:style-name="ce3">
            <text:p>6.347724</text:p>
          </table:table-cell>
          <table:table-cell office:value-type="float" office:value="6.7395370000000003" table:style-name="ce3">
            <text:p>6.739537</text:p>
          </table:table-cell>
          <table:table-cell office:value-type="float" office:value="9.1204190000000001" table:style-name="ce3">
            <text:p>9.120419</text:p>
          </table:table-cell>
          <table:table-cell office:value-type="float" office:value="8.6608140000000002" table:style-name="ce3">
            <text:p>8.660814</text:p>
          </table:table-cell>
          <table:table-cell office:value-type="float" office:value="8.9290719999999997" table:style-name="ce3">
            <text:p>8.929072</text:p>
          </table:table-cell>
          <table:table-cell office:value-type="float" office:value="9.3362490000000005" table:style-name="ce3">
            <text:p>9.336249</text:p>
          </table:table-cell>
          <table:table-cell office:value-type="float" office:value="9.9334129999999998" table:style-name="ce3">
            <text:p>9.933413</text:p>
          </table:table-cell>
          <table:table-cell office:value-type="float" office:value="10.323601999999999" table:style-name="ce3">
            <text:p>10.323602</text:p>
          </table:table-cell>
          <table:table-cell office:value-type="float" office:value="21.142378000000001" table:style-name="ce3">
            <text:p>21.142378</text:p>
          </table:table-cell>
          <table:table-cell office:value-type="float" office:value="39.686951000000001" table:style-name="ce3">
            <text:p>39.686951</text:p>
          </table:table-cell>
          <table:table-cell office:value-type="float" office:value="70.015214999999998" table:style-name="ce3">
            <text:p>70.015215</text:p>
          </table:table-cell>
          <table:table-cell office:value-type="float" office:value="169.30760599999999" table:style-name="ce3">
            <text:p>169.307606</text:p>
          </table:table-cell>
          <table:table-cell office:value-type="float" office:value="344.33865400000002" table:style-name="ce3">
            <text:p>344.33865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3645239999999998" table:style-name="ce3">
            <text:p>3.364524</text:p>
          </table:table-cell>
          <table:table-cell office:value-type="float" office:value="4.8210940000000004" table:style-name="ce3">
            <text:p>4.821094</text:p>
          </table:table-cell>
          <table:table-cell office:value-type="float" office:value="4.4372150000000001" table:style-name="ce3">
            <text:p>4.437215</text:p>
          </table:table-cell>
          <table:table-cell office:value-type="float" office:value="4.7226319999999999" table:style-name="ce3">
            <text:p>4.722632</text:p>
          </table:table-cell>
          <table:table-cell office:value-type="float" office:value="5.3299640000000004" table:style-name="ce3">
            <text:p>5.329964</text:p>
          </table:table-cell>
          <table:table-cell office:value-type="float" office:value="6.0493750000000004" table:style-name="ce3">
            <text:p>6.049375</text:p>
          </table:table-cell>
          <table:table-cell office:value-type="float" office:value="6.9034269999999998" table:style-name="ce3">
            <text:p>6.903427</text:p>
          </table:table-cell>
          <table:table-cell office:value-type="float" office:value="6.5500809999999996" table:style-name="ce3">
            <text:p>6.550081</text:p>
          </table:table-cell>
          <table:table-cell office:value-type="float" office:value="8.0256260000000008" table:style-name="ce3">
            <text:p>8.025626</text:p>
          </table:table-cell>
          <table:table-cell office:value-type="float" office:value="8.1959300000000006" table:style-name="ce3">
            <text:p>8.19593</text:p>
          </table:table-cell>
          <table:table-cell office:value-type="float" office:value="8.6374119999999994" table:style-name="ce3">
            <text:p>8.637412</text:p>
          </table:table-cell>
          <table:table-cell office:value-type="float" office:value="8.5897760000000005" table:style-name="ce3">
            <text:p>8.589776</text:p>
          </table:table-cell>
          <table:table-cell office:value-type="float" office:value="9.4965869999999999" table:style-name="ce3">
            <text:p>9.496587</text:p>
          </table:table-cell>
          <table:table-cell office:value-type="float" office:value="18.86815" table:style-name="ce3">
            <text:p>18.86815</text:p>
          </table:table-cell>
          <table:table-cell office:value-type="float" office:value="48.363722000000003" table:style-name="ce3">
            <text:p>48.363722</text:p>
          </table:table-cell>
          <table:table-cell office:value-type="float" office:value="77.983630000000005" table:style-name="ce3">
            <text:p>77.98363</text:p>
          </table:table-cell>
          <table:table-cell office:value-type="float" office:value="168.83618100000001" table:style-name="ce3">
            <text:p>168.836181</text:p>
          </table:table-cell>
          <table:table-cell office:value-type="float" office:value="344.24009599999999" table:style-name="ce3">
            <text:p>344.240096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4712429999999999" table:style-name="ce3">
            <text:p>3.471243</text:p>
          </table:table-cell>
          <table:table-cell office:value-type="float" office:value="4.534014" table:style-name="ce3">
            <text:p>4.534014</text:p>
          </table:table-cell>
          <table:table-cell office:value-type="float" office:value="5.0120719999999999" table:style-name="ce3">
            <text:p>5.012072</text:p>
          </table:table-cell>
          <table:table-cell office:value-type="float" office:value="5.9903709999999997" table:style-name="ce3">
            <text:p>5.990371</text:p>
          </table:table-cell>
          <table:table-cell office:value-type="float" office:value="5.5046299999999997" table:style-name="ce3">
            <text:p>5.50463</text:p>
          </table:table-cell>
          <table:table-cell office:value-type="float" office:value="5.7617750000000001" table:style-name="ce3">
            <text:p>5.761775</text:p>
          </table:table-cell>
          <table:table-cell office:value-type="float" office:value="7.0370010000000001" table:style-name="ce3">
            <text:p>7.037001</text:p>
          </table:table-cell>
          <table:table-cell office:value-type="float" office:value="6.9715069999999999" table:style-name="ce3">
            <text:p>6.971507</text:p>
          </table:table-cell>
          <table:table-cell office:value-type="float" office:value="10.901311" table:style-name="ce3">
            <text:p>10.901311</text:p>
          </table:table-cell>
          <table:table-cell office:value-type="float" office:value="7.6327059999999998" table:style-name="ce3">
            <text:p>7.632706</text:p>
          </table:table-cell>
          <table:table-cell office:value-type="float" office:value="8.509328" table:style-name="ce3">
            <text:p>8.509328</text:p>
          </table:table-cell>
          <table:table-cell office:value-type="float" office:value="8.5301010000000002" table:style-name="ce3">
            <text:p>8.530101</text:p>
          </table:table-cell>
          <table:table-cell office:value-type="float" office:value="9.4067299999999996" table:style-name="ce3">
            <text:p>9.40673</text:p>
          </table:table-cell>
          <table:table-cell office:value-type="float" office:value="20.675529999999998" table:style-name="ce3">
            <text:p>20.67553</text:p>
          </table:table-cell>
          <table:table-cell office:value-type="float" office:value="47.172400000000003" table:style-name="ce3">
            <text:p>47.1724</text:p>
          </table:table-cell>
          <table:table-cell office:value-type="float" office:value="88.032548000000006" table:style-name="ce3">
            <text:p>88.032548</text:p>
          </table:table-cell>
          <table:table-cell office:value-type="float" office:value="170.14735200000001" table:style-name="ce3">
            <text:p>170.147352</text:p>
          </table:table-cell>
          <table:table-cell office:value-type="float" office:value="343.01806499999998" table:style-name="ce3">
            <text:p>343.018065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2928160000000002" table:style-name="ce3">
            <text:p>3.292816</text:p>
          </table:table-cell>
          <table:table-cell office:value-type="float" office:value="4.4792519999999998" table:style-name="ce3">
            <text:p>4.479252</text:p>
          </table:table-cell>
          <table:table-cell office:value-type="float" office:value="5.2838469999999997" table:style-name="ce3">
            <text:p>5.283847</text:p>
          </table:table-cell>
          <table:table-cell office:value-type="float" office:value="5.0844990000000001" table:style-name="ce3">
            <text:p>5.084499</text:p>
          </table:table-cell>
          <table:table-cell office:value-type="float" office:value="5.2588509999999999" table:style-name="ce3">
            <text:p>5.258851</text:p>
          </table:table-cell>
          <table:table-cell office:value-type="float" office:value="6.129537" table:style-name="ce3">
            <text:p>6.129537</text:p>
          </table:table-cell>
          <table:table-cell office:value-type="float" office:value="6.3290550000000003" table:style-name="ce3">
            <text:p>6.329055</text:p>
          </table:table-cell>
          <table:table-cell office:value-type="float" office:value="7.2808979999999996" table:style-name="ce3">
            <text:p>7.280898</text:p>
          </table:table-cell>
          <table:table-cell office:value-type="float" office:value="8.1492699999999996" table:style-name="ce3">
            <text:p>8.14927</text:p>
          </table:table-cell>
          <table:table-cell office:value-type="float" office:value="9.2002450000000007" table:style-name="ce3">
            <text:p>9.200245</text:p>
          </table:table-cell>
          <table:table-cell office:value-type="float" office:value="9.3743569999999998" table:style-name="ce3">
            <text:p>9.374357</text:p>
          </table:table-cell>
          <table:table-cell office:value-type="float" office:value="8.7155170000000002" table:style-name="ce3">
            <text:p>8.715517</text:p>
          </table:table-cell>
          <table:table-cell office:value-type="float" office:value="10.308596" table:style-name="ce3">
            <text:p>10.308596</text:p>
          </table:table-cell>
          <table:table-cell office:value-type="float" office:value="21.060200999999999" table:style-name="ce3">
            <text:p>21.060201</text:p>
          </table:table-cell>
          <table:table-cell office:value-type="float" office:value="47.485480000000003" table:style-name="ce3">
            <text:p>47.48548</text:p>
          </table:table-cell>
          <table:table-cell office:value-type="float" office:value="88.758938000000001" table:style-name="ce3">
            <text:p>88.758938</text:p>
          </table:table-cell>
          <table:table-cell office:value-type="float" office:value="171.03161" table:style-name="ce3">
            <text:p>171.03161</text:p>
          </table:table-cell>
          <table:table-cell office:value-type="float" office:value="344.50954000000002" table:style-name="ce3">
            <text:p>344.50954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3.5358079999999998" table:style-name="ce3">
            <text:p>3.535808</text:p>
          </table:table-cell>
          <table:table-cell office:value-type="float" office:value="4.2196540000000002" table:style-name="ce3">
            <text:p>4.219654</text:p>
          </table:table-cell>
          <table:table-cell office:value-type="float" office:value="4.2100929999999996" table:style-name="ce3">
            <text:p>4.210093</text:p>
          </table:table-cell>
          <table:table-cell office:value-type="float" office:value="5.2077369999999998" table:style-name="ce3">
            <text:p>5.207737</text:p>
          </table:table-cell>
          <table:table-cell office:value-type="float" office:value="5.5693609999999998" table:style-name="ce3">
            <text:p>5.569361</text:p>
          </table:table-cell>
          <table:table-cell office:value-type="float" office:value="7.0610819999999999" table:style-name="ce3">
            <text:p>7.061082</text:p>
          </table:table-cell>
          <table:table-cell office:value-type="float" office:value="8.5311210000000006" table:style-name="ce3">
            <text:p>8.531121</text:p>
          </table:table-cell>
          <table:table-cell office:value-type="float" office:value="7.9250639999999999" table:style-name="ce3">
            <text:p>7.925064</text:p>
          </table:table-cell>
          <table:table-cell office:value-type="float" office:value="7.3969779999999998" table:style-name="ce3">
            <text:p>7.396978</text:p>
          </table:table-cell>
          <table:table-cell office:value-type="float" office:value="11.198667" table:style-name="ce3">
            <text:p>11.198667</text:p>
          </table:table-cell>
          <table:table-cell office:value-type="float" office:value="8.2471589999999999" table:style-name="ce3">
            <text:p>8.247159</text:p>
          </table:table-cell>
          <table:table-cell office:value-type="float" office:value="8.9513040000000004" table:style-name="ce3">
            <text:p>8.951304</text:p>
          </table:table-cell>
          <table:table-cell office:value-type="float" office:value="9.3358109999999996" table:style-name="ce3">
            <text:p>9.335811</text:p>
          </table:table-cell>
          <table:table-cell office:value-type="float" office:value="20.205978000000002" table:style-name="ce3">
            <text:p>20.205978</text:p>
          </table:table-cell>
          <table:table-cell office:value-type="float" office:value="46.340665999999999" table:style-name="ce3">
            <text:p>46.340666</text:p>
          </table:table-cell>
          <table:table-cell office:value-type="float" office:value="88.800013000000007" table:style-name="ce3">
            <text:p>88.800013</text:p>
          </table:table-cell>
          <table:table-cell office:value-type="float" office:value="171.45047500000001" table:style-name="ce3">
            <text:p>171.450475</text:p>
          </table:table-cell>
          <table:table-cell office:value-type="float" office:value="344.02665100000002" table:style-name="ce3">
            <text:p>344.026651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AVG_GPU</text:p>
          </table:table-cell>
          <table:table-cell office:value-type="float" office:value="3.4370685999999999" table:formula="of:=AVERAGE([.B3:.B7])" table:style-name="ce4">
            <text:p>3.4370686</text:p>
          </table:table-cell>
          <table:table-cell office:value-type="float" office:value="4.3956226000000003" table:formula="of:=AVERAGE([.C3:.C7])" table:style-name="ce4">
            <text:p>4.3956226</text:p>
          </table:table-cell>
          <table:table-cell office:value-type="float" office:value="4.6639703999999993" table:formula="of:=AVERAGE([.D3:.D7])" table:style-name="ce4">
            <text:p>4.6639704</text:p>
          </table:table-cell>
          <table:table-cell office:value-type="float" office:value="5.5475273999999999" table:formula="of:=AVERAGE([.E3:.E7])" table:style-name="ce4">
            <text:p>5.5475274</text:p>
          </table:table-cell>
          <table:table-cell office:value-type="float" office:value="5.4744970000000004" table:formula="of:=AVERAGE([.F3:.F7])" table:style-name="ce4">
            <text:p>5.474497</text:p>
          </table:table-cell>
          <table:table-cell office:value-type="float" office:value="6.2698985999999994" table:formula="of:=AVERAGE([.G3:.G7])" table:style-name="ce4">
            <text:p>6.2698986</text:p>
          </table:table-cell>
          <table:table-cell office:value-type="float" office:value="7.1080281999999997" table:formula="of:=AVERAGE([.H3:.H7])" table:style-name="ce4">
            <text:p>7.1080282</text:p>
          </table:table-cell>
          <table:table-cell office:value-type="float" office:value="7.5695937999999998" table:formula="of:=AVERAGE([.I3:.I7])" table:style-name="ce4">
            <text:p>7.5695938</text:p>
          </table:table-cell>
          <table:table-cell office:value-type="float" office:value="8.6267997999999988" table:formula="of:=AVERAGE([.J3:.J7])" table:style-name="ce4">
            <text:p>8.6267998</text:p>
          </table:table-cell>
          <table:table-cell office:value-type="float" office:value="9.0313240000000015" table:formula="of:=AVERAGE([.K3:.K7])" table:style-name="ce4">
            <text:p>9.031324</text:p>
          </table:table-cell>
          <table:table-cell office:value-type="float" office:value="8.820901000000001" table:formula="of:=AVERAGE([.L3:.L7])" table:style-name="ce4">
            <text:p>8.820901</text:p>
          </table:table-cell>
          <table:table-cell office:value-type="float" office:value="8.9440222000000009" table:formula="of:=AVERAGE([.M3:.M7])" table:style-name="ce4">
            <text:p>8.9440222</text:p>
          </table:table-cell>
          <table:table-cell office:value-type="float" office:value="9.7742651999999985" table:formula="of:=AVERAGE([.N3:.N7])" table:style-name="ce4">
            <text:p>9.7742652</text:p>
          </table:table-cell>
          <table:table-cell office:value-type="float" office:value="20.390447400000003" table:formula="of:=AVERAGE([.O3:.O7])" table:style-name="ce2">
            <text:p>20.3904474</text:p>
          </table:table-cell>
          <table:table-cell office:value-type="float" office:value="45.809843799999996" table:formula="of:=AVERAGE([.P3:.P7])" table:style-name="ce2">
            <text:p>45.8098438</text:p>
          </table:table-cell>
          <table:table-cell office:value-type="float" office:value="82.718068800000012" table:formula="of:=AVERAGE([.Q3:.Q7])" table:style-name="ce2">
            <text:p>82.7180688</text:p>
          </table:table-cell>
          <table:table-cell office:value-type="float" office:value="170.15464479999997" table:formula="of:=AVERAGE([.R3:.R7])" table:style-name="ce2">
            <text:p>170.1546448</text:p>
          </table:table-cell>
          <table:table-cell office:value-type="float" office:value="344.02660120000002" table:formula="of:=AVERAGE([.S3:.S7])" table:style-name="ce2">
            <text:p>344.0266012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#Qbit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1">
            <text:p>CPU</text:p>
          </table:table-cell>
          <table:table-cell office:value-type="float" office:value="1.475598" table:style-name="ce6">
            <text:p>1.475598</text:p>
          </table:table-cell>
          <table:table-cell office:value-type="float" office:value="1.913046" table:style-name="ce6">
            <text:p>1.913046</text:p>
          </table:table-cell>
          <table:table-cell office:value-type="float" office:value="2.6359430000000001" table:style-name="ce6">
            <text:p>2.635943</text:p>
          </table:table-cell>
          <table:table-cell office:value-type="float" office:value="3.9376760000000002" table:style-name="ce6">
            <text:p>3.937676</text:p>
          </table:table-cell>
          <table:table-cell office:value-type="float" office:value="6.4846789999999999" table:style-name="ce6">
            <text:p>6.484679</text:p>
          </table:table-cell>
          <table:table-cell office:value-type="float" office:value="3.8208329999999999" table:style-name="ce6">
            <text:p>3.820833</text:p>
          </table:table-cell>
          <table:table-cell office:value-type="float" office:value="5.6052860000000004" table:style-name="ce6">
            <text:p>5.605286</text:p>
          </table:table-cell>
          <table:table-cell office:value-type="float" office:value="10.861075" table:style-name="ce6">
            <text:p>10.861075</text:p>
          </table:table-cell>
          <table:table-cell office:value-type="float" office:value="21.619281000000001" table:style-name="ce6">
            <text:p>21.619281</text:p>
          </table:table-cell>
          <table:table-cell office:value-type="float" office:value="47.794426000000001" table:style-name="ce6">
            <text:p>47.794426</text:p>
          </table:table-cell>
          <table:table-cell office:value-type="float" office:value="46.883310000000002" table:style-name="ce6">
            <text:p>46.88331</text:p>
          </table:table-cell>
          <table:table-cell office:value-type="float" office:value="231.08469199999999" table:style-name="ce6">
            <text:p>231.084692</text:p>
          </table:table-cell>
          <table:table-cell office:value-type="float" office:value="469.90869600000002" table:style-name="ce6">
            <text:p>469.908696</text:p>
          </table:table-cell>
          <table:table-cell office:value-type="float" office:value="908.79647399999999" table:style-name="ce6">
            <text:p>908.79647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float" office:value="1.4490069999999999" table:style-name="ce6">
            <text:p>1.449007</text:p>
          </table:table-cell>
          <table:table-cell office:value-type="float" office:value="1.858317" table:style-name="ce6">
            <text:p>1.858317</text:p>
          </table:table-cell>
          <table:table-cell office:value-type="float" office:value="2.6371389999999999" table:style-name="ce6">
            <text:p>2.637139</text:p>
          </table:table-cell>
          <table:table-cell office:value-type="float" office:value="3.9597899999999999" table:style-name="ce6">
            <text:p>3.95979</text:p>
          </table:table-cell>
          <table:table-cell office:value-type="float" office:value="6.5159760000000002" table:style-name="ce6">
            <text:p>6.515976</text:p>
          </table:table-cell>
          <table:table-cell office:value-type="float" office:value="2.921084" table:style-name="ce6">
            <text:p>2.921084</text:p>
          </table:table-cell>
          <table:table-cell office:value-type="float" office:value="5.1210570000000004" table:style-name="ce6">
            <text:p>5.121057</text:p>
          </table:table-cell>
          <table:table-cell office:value-type="float" office:value="10.799505999999999" table:style-name="ce6">
            <text:p>10.799506</text:p>
          </table:table-cell>
          <table:table-cell office:value-type="float" office:value="22.716058" table:style-name="ce6">
            <text:p>22.716058</text:p>
          </table:table-cell>
          <table:table-cell office:value-type="float" office:value="48.518147999999997" table:style-name="ce6">
            <text:p>48.518148</text:p>
          </table:table-cell>
          <table:table-cell office:value-type="float" office:value="45.544789000000002" table:style-name="ce6">
            <text:p>45.544789</text:p>
          </table:table-cell>
          <table:table-cell office:value-type="float" office:value="213.96135200000001" table:style-name="ce6">
            <text:p>213.961352</text:p>
          </table:table-cell>
          <table:table-cell office:value-type="float" office:value="442.30077799999998" table:style-name="ce6">
            <text:p>442.300778</text:p>
          </table:table-cell>
          <table:table-cell office:value-type="float" office:value="919.64260300000001" table:style-name="ce6">
            <text:p>919.64260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float" office:value="1.4021220000000001" table:style-name="ce6">
            <text:p>1.402122</text:p>
          </table:table-cell>
          <table:table-cell office:value-type="float" office:value="1.736437" table:style-name="ce6">
            <text:p>1.736437</text:p>
          </table:table-cell>
          <table:table-cell office:value-type="float" office:value="2.5320420000000001" table:style-name="ce6">
            <text:p>2.532042</text:p>
          </table:table-cell>
          <table:table-cell office:value-type="float" office:value="3.85548" table:style-name="ce6">
            <text:p>3.85548</text:p>
          </table:table-cell>
          <table:table-cell office:value-type="float" office:value="6.7826959999999996" table:style-name="ce6">
            <text:p>6.782696</text:p>
          </table:table-cell>
          <table:table-cell office:value-type="float" office:value="2.4955059999999998" table:style-name="ce6">
            <text:p>2.495506</text:p>
          </table:table-cell>
          <table:table-cell office:value-type="float" office:value="5.2455179999999997" table:style-name="ce6">
            <text:p>5.245518</text:p>
          </table:table-cell>
          <table:table-cell office:value-type="float" office:value="11.02515" table:style-name="ce6">
            <text:p>11.02515</text:p>
          </table:table-cell>
          <table:table-cell office:value-type="float" office:value="21.680630000000001" table:style-name="ce6">
            <text:p>21.68063</text:p>
          </table:table-cell>
          <table:table-cell office:value-type="float" office:value="48.787309" table:style-name="ce6">
            <text:p>48.787309</text:p>
          </table:table-cell>
          <table:table-cell office:value-type="float" office:value="47.033084000000002" table:style-name="ce6">
            <text:p>47.033084</text:p>
          </table:table-cell>
          <table:table-cell office:value-type="float" office:value="214.15012899999999" table:style-name="ce6">
            <text:p>214.150129</text:p>
          </table:table-cell>
          <table:table-cell office:value-type="float" office:value="441.79489599999999" table:style-name="ce6">
            <text:p>441.794896</text:p>
          </table:table-cell>
          <table:table-cell office:value-type="float" office:value="900.00245399999994" table:style-name="ce6">
            <text:p>900.00245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float" office:value="1.4479230000000001" table:style-name="ce6">
            <text:p>1.447923</text:p>
          </table:table-cell>
          <table:table-cell office:value-type="float" office:value="1.896099" table:style-name="ce6">
            <text:p>1.896099</text:p>
          </table:table-cell>
          <table:table-cell office:value-type="float" office:value="2.6671299999999998" table:style-name="ce6">
            <text:p>2.66713</text:p>
          </table:table-cell>
          <table:table-cell office:value-type="float" office:value="3.9495140000000002" table:style-name="ce6">
            <text:p>3.949514</text:p>
          </table:table-cell>
          <table:table-cell office:value-type="float" office:value="6.5936969999999997" table:style-name="ce6">
            <text:p>6.593697</text:p>
          </table:table-cell>
          <table:table-cell office:value-type="float" office:value="2.443365" table:style-name="ce6">
            <text:p>2.443365</text:p>
          </table:table-cell>
          <table:table-cell office:value-type="float" office:value="5.0865320000000001" table:style-name="ce6">
            <text:p>5.086532</text:p>
          </table:table-cell>
          <table:table-cell office:value-type="float" office:value="10.306978000000001" table:style-name="ce6">
            <text:p>10.306978</text:p>
          </table:table-cell>
          <table:table-cell office:value-type="float" office:value="22.483402000000002" table:style-name="ce6">
            <text:p>22.483402</text:p>
          </table:table-cell>
          <table:table-cell office:value-type="float" office:value="46.692219999999999" table:style-name="ce6">
            <text:p>46.69222</text:p>
          </table:table-cell>
          <table:table-cell office:value-type="float" office:value="45.013418000000001" table:style-name="ce6">
            <text:p>45.013418</text:p>
          </table:table-cell>
          <table:table-cell office:value-type="float" office:value="214.04316299999999" table:style-name="ce6">
            <text:p>214.043163</text:p>
          </table:table-cell>
          <table:table-cell office:value-type="float" office:value="436.961592" table:style-name="ce6">
            <text:p>436.961592</text:p>
          </table:table-cell>
          <table:table-cell office:value-type="float" office:value="887.17379500000004" table:style-name="ce6">
            <text:p>887.17379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float" office:value="1.407111" table:style-name="ce6">
            <text:p>1.407111</text:p>
          </table:table-cell>
          <table:table-cell office:value-type="float" office:value="1.941999" table:style-name="ce6">
            <text:p>1.941999</text:p>
          </table:table-cell>
          <table:table-cell office:value-type="float" office:value="2.6344089999999998" table:style-name="ce6">
            <text:p>2.634409</text:p>
          </table:table-cell>
          <table:table-cell office:value-type="float" office:value="3.9723950000000001" table:style-name="ce6">
            <text:p>3.972395</text:p>
          </table:table-cell>
          <table:table-cell office:value-type="float" office:value="6.7031450000000001" table:style-name="ce6">
            <text:p>6.703145</text:p>
          </table:table-cell>
          <table:table-cell office:value-type="float" office:value="2.8149700000000002" table:style-name="ce6">
            <text:p>2.81497</text:p>
          </table:table-cell>
          <table:table-cell office:value-type="float" office:value="5.1322260000000002" table:style-name="ce6">
            <text:p>5.132226</text:p>
          </table:table-cell>
          <table:table-cell office:value-type="float" office:value="11.313746" table:style-name="ce6">
            <text:p>11.313746</text:p>
          </table:table-cell>
          <table:table-cell office:value-type="float" office:value="21.364031000000001" table:style-name="ce6">
            <text:p>21.364031</text:p>
          </table:table-cell>
          <table:table-cell office:value-type="float" office:value="49.163255999999997" table:style-name="ce6">
            <text:p>49.163256</text:p>
          </table:table-cell>
          <table:table-cell office:value-type="float" office:value="47.199812000000001" table:style-name="ce6">
            <text:p>47.199812</text:p>
          </table:table-cell>
          <table:table-cell office:value-type="float" office:value="212.40759700000001" table:style-name="ce6">
            <text:p>212.407597</text:p>
          </table:table-cell>
          <table:table-cell office:value-type="float" office:value="519.72886400000004" table:style-name="ce6">
            <text:p>519.728864</text:p>
          </table:table-cell>
          <table:table-cell office:value-type="float" office:value="880.22823000000005" table:style-name="ce6">
            <text:p>880.2282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5">
            <text:p>AVG_CPU</text:p>
          </table:table-cell>
          <table:table-cell office:value-type="float" office:value="1.4363522" table:formula="of:=AVERAGE([.B10:.B14])" table:style-name="ce5">
            <text:p>1.4363522</text:p>
          </table:table-cell>
          <table:table-cell office:value-type="float" office:value="1.8691795999999996" table:formula="of:=AVERAGE([.C10:.C14])" table:style-name="ce5">
            <text:p>1.8691796</text:p>
          </table:table-cell>
          <table:table-cell office:value-type="float" office:value="2.6213326000000001" table:formula="of:=AVERAGE([.D10:.D14])" table:style-name="ce5">
            <text:p>2.6213326</text:p>
          </table:table-cell>
          <table:table-cell office:value-type="float" office:value="3.934971" table:formula="of:=AVERAGE([.E10:.E14])" table:style-name="ce5">
            <text:p>3.934971</text:p>
          </table:table-cell>
          <table:table-cell office:value-type="float" office:value="6.6160386000000004" table:formula="of:=AVERAGE([.F10:.F14])" table:style-name="ce5">
            <text:p>6.6160386</text:p>
          </table:table-cell>
          <table:table-cell office:value-type="float" office:value="2.8991516000000002" table:formula="of:=AVERAGE([.G10:.G14])" table:style-name="ce5">
            <text:p>2.8991516</text:p>
          </table:table-cell>
          <table:table-cell office:value-type="float" office:value="5.2381238000000003" table:formula="of:=AVERAGE([.H10:.H14])" table:style-name="ce5">
            <text:p>5.2381238</text:p>
          </table:table-cell>
          <table:table-cell office:value-type="float" office:value="10.861291000000001" table:formula="of:=AVERAGE([.I10:.I14])" table:style-name="ce5">
            <text:p>10.861291</text:p>
          </table:table-cell>
          <table:table-cell office:value-type="float" office:value="21.972680400000002" table:formula="of:=AVERAGE([.J10:.J14])" table:style-name="ce5">
            <text:p>21.9726804</text:p>
          </table:table-cell>
          <table:table-cell office:value-type="float" office:value="48.191071799999996" table:formula="of:=AVERAGE([.K10:.K14])" table:style-name="ce5">
            <text:p>48.1910718</text:p>
          </table:table-cell>
          <table:table-cell office:value-type="float" office:value="46.3348826" table:formula="of:=AVERAGE([.L10:.L14])" table:style-name="ce5">
            <text:p>46.3348826</text:p>
          </table:table-cell>
          <table:table-cell office:value-type="float" office:value="217.1293866" table:formula="of:=AVERAGE([.M10:.M14])" table:style-name="ce5">
            <text:p>217.1293866</text:p>
          </table:table-cell>
          <table:table-cell office:value-type="float" office:value="462.13896520000009" table:formula="of:=AVERAGE([.N10:.N14])" table:style-name="ce5">
            <text:p>462.1389652</text:p>
          </table:table-cell>
          <table:table-cell office:value-type="float" office:value="899.16871119999996" table:formula="of:=AVERAGE([.O10:.O14])" table:style-name="ce5">
            <text:p>899.168711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7">
            <text:p>#Qbit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table:number-columns-repeated="16365"/>
        </table:table-row>
        <table:table-row table:style-name="ro1">
          <table:table-cell office:value-type="string" table:number-columns-spanned="1" table:number-rows-spanned="5" table:style-name="ce12">
            <text:p>GPU + preproc</text:p>
          </table:table-cell>
          <table:table-cell office:value-type="float" office:value="2.9627840000000001" table:style-name="ce8">
            <text:p>2.962784</text:p>
          </table:table-cell>
          <table:table-cell office:value-type="float" office:value="2.2311969999999999" table:style-name="ce8">
            <text:p>2.231197</text:p>
          </table:table-cell>
          <table:table-cell office:value-type="float" office:value="3.1822170000000001" table:style-name="ce8">
            <text:p>3.182217</text:p>
          </table:table-cell>
          <table:table-cell office:value-type="float" office:value="2.982002" table:style-name="ce8">
            <text:p>2.982002</text:p>
          </table:table-cell>
          <table:table-cell office:value-type="float" office:value="4.9077190000000002" table:style-name="ce8">
            <text:p>4.907719</text:p>
          </table:table-cell>
          <table:table-cell office:value-type="float" office:value="3.8099319999999999" table:style-name="ce8">
            <text:p>3.809932</text:p>
          </table:table-cell>
          <table:table-cell office:value-type="float" office:value="3.9147720000000001" table:style-name="ce8">
            <text:p>3.914772</text:p>
          </table:table-cell>
          <table:table-cell office:value-type="float" office:value="4.3400559999999997" table:style-name="ce8">
            <text:p>4.340056</text:p>
          </table:table-cell>
          <table:table-cell office:value-type="float" office:value="4.97743" table:style-name="ce8">
            <text:p>4.97743</text:p>
          </table:table-cell>
          <table:table-cell office:value-type="float" office:value="6.8259999999999996" table:style-name="ce8">
            <text:p>6.826</text:p>
          </table:table-cell>
          <table:table-cell office:value-type="float" office:value="6.6372020000000003" table:style-name="ce8">
            <text:p>6.637202</text:p>
          </table:table-cell>
          <table:table-cell office:value-type="float" office:value="6.33751" table:style-name="ce8">
            <text:p>6.33751</text:p>
          </table:table-cell>
          <table:table-cell office:value-type="float" office:value="5.9724459999999997" table:style-name="ce8">
            <text:p>5.972446</text:p>
          </table:table-cell>
          <table:table-cell office:value-type="float" office:value="9.9415519999999997" table:style-name="ce8">
            <text:p>9.941552</text:p>
          </table:table-cell>
          <table:table-cell office:value-type="float" office:value="14.842039" table:style-name="ce8">
            <text:p>14.842039</text:p>
          </table:table-cell>
          <table:table-cell office:value-type="float" office:value="31.774716999999999" table:style-name="ce8">
            <text:p>31.774717</text:p>
          </table:table-cell>
          <table:table-cell office:value-type="float" office:value="53.071326999999997" table:style-name="ce8">
            <text:p>53.071327</text:p>
          </table:table-cell>
          <table:table-cell office:value-type="float" office:value="131.43613199999999" table:style-name="ce8">
            <text:p>131.436132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2.31149" table:style-name="ce8">
            <text:p>2.31149</text:p>
          </table:table-cell>
          <table:table-cell office:value-type="float" office:value="2.4023789999999998" table:style-name="ce8">
            <text:p>2.402379</text:p>
          </table:table-cell>
          <table:table-cell office:value-type="float" office:value="3.119907" table:style-name="ce8">
            <text:p>3.119907</text:p>
          </table:table-cell>
          <table:table-cell office:value-type="float" office:value="3.4489540000000001" table:style-name="ce8">
            <text:p>3.448954</text:p>
          </table:table-cell>
          <table:table-cell office:value-type="float" office:value="3.606935" table:style-name="ce8">
            <text:p>3.606935</text:p>
          </table:table-cell>
          <table:table-cell office:value-type="float" office:value="4.6754629999999997" table:style-name="ce8">
            <text:p>4.675463</text:p>
          </table:table-cell>
          <table:table-cell office:value-type="float" office:value="3.975311" table:style-name="ce8">
            <text:p>3.975311</text:p>
          </table:table-cell>
          <table:table-cell office:value-type="float" office:value="6.0510089999999996" table:style-name="ce8">
            <text:p>6.051009</text:p>
          </table:table-cell>
          <table:table-cell office:value-type="float" office:value="5.7706090000000003" table:style-name="ce8">
            <text:p>5.770609</text:p>
          </table:table-cell>
          <table:table-cell office:value-type="float" office:value="4.886285" table:style-name="ce8">
            <text:p>4.886285</text:p>
          </table:table-cell>
          <table:table-cell office:value-type="float" office:value="5.0751390000000001" table:style-name="ce8">
            <text:p>5.075139</text:p>
          </table:table-cell>
          <table:table-cell office:value-type="float" office:value="5.0505649999999997" table:style-name="ce8">
            <text:p>5.050565</text:p>
          </table:table-cell>
          <table:table-cell office:value-type="float" office:value="7.3135570000000003" table:style-name="ce8">
            <text:p>7.313557</text:p>
          </table:table-cell>
          <table:table-cell office:value-type="float" office:value="9.6013780000000004" table:style-name="ce8">
            <text:p>9.601378</text:p>
          </table:table-cell>
          <table:table-cell office:value-type="float" office:value="14.775638000000001" table:style-name="ce8">
            <text:p>14.775638</text:p>
          </table:table-cell>
          <table:table-cell office:value-type="float" office:value="40.649709999999999" table:style-name="ce8">
            <text:p>40.64971</text:p>
          </table:table-cell>
          <table:table-cell office:value-type="float" office:value="58.757019999999997" table:style-name="ce8">
            <text:p>58.75702</text:p>
          </table:table-cell>
          <table:table-cell office:value-type="float" office:value="130.87418600000001" table:style-name="ce8">
            <text:p>130.874186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1.81653" table:style-name="ce8">
            <text:p>1.81653</text:p>
          </table:table-cell>
          <table:table-cell office:value-type="float" office:value="2.9936430000000001" table:style-name="ce8">
            <text:p>2.993643</text:p>
          </table:table-cell>
          <table:table-cell office:value-type="float" office:value="3.3123149999999999" table:style-name="ce8">
            <text:p>3.312315</text:p>
          </table:table-cell>
          <table:table-cell office:value-type="float" office:value="3.3221259999999999" table:style-name="ce8">
            <text:p>3.322126</text:p>
          </table:table-cell>
          <table:table-cell office:value-type="float" office:value="4.5025500000000003" table:style-name="ce8">
            <text:p>4.50255</text:p>
          </table:table-cell>
          <table:table-cell office:value-type="float" office:value="3.9355760000000002" table:style-name="ce8">
            <text:p>3.935576</text:p>
          </table:table-cell>
          <table:table-cell office:value-type="float" office:value="4.430803" table:style-name="ce8">
            <text:p>4.430803</text:p>
          </table:table-cell>
          <table:table-cell office:value-type="float" office:value="4.6928890000000001" table:style-name="ce8">
            <text:p>4.692889</text:p>
          </table:table-cell>
          <table:table-cell office:value-type="float" office:value="5.0189579999999996" table:style-name="ce8">
            <text:p>5.018958</text:p>
          </table:table-cell>
          <table:table-cell office:value-type="float" office:value="5.5024249999999997" table:style-name="ce8">
            <text:p>5.502425</text:p>
          </table:table-cell>
          <table:table-cell office:value-type="float" office:value="6.0047009999999998" table:style-name="ce8">
            <text:p>6.004701</text:p>
          </table:table-cell>
          <table:table-cell office:value-type="float" office:value="8.0992169999999994" table:style-name="ce8">
            <text:p>8.099217</text:p>
          </table:table-cell>
          <table:table-cell office:value-type="float" office:value="5.2423999999999999" table:style-name="ce8">
            <text:p>5.2424</text:p>
          </table:table-cell>
          <table:table-cell office:value-type="float" office:value="9.8474210000000006" table:style-name="ce8">
            <text:p>9.847421</text:p>
          </table:table-cell>
          <table:table-cell office:value-type="float" office:value="14.850372" table:style-name="ce8">
            <text:p>14.850372</text:p>
          </table:table-cell>
          <table:table-cell office:value-type="float" office:value="40.017505" table:style-name="ce8">
            <text:p>40.017505</text:p>
          </table:table-cell>
          <table:table-cell office:value-type="float" office:value="68.133816999999993" table:style-name="ce8">
            <text:p>68.133817</text:p>
          </table:table-cell>
          <table:table-cell office:value-type="float" office:value="131.49686800000001" table:style-name="ce8">
            <text:p>131.496868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1.7688299999999999" table:style-name="ce8">
            <text:p>1.76883</text:p>
          </table:table-cell>
          <table:table-cell office:value-type="float" office:value="3.8880140000000001" table:style-name="ce8">
            <text:p>3.888014</text:p>
          </table:table-cell>
          <table:table-cell office:value-type="float" office:value="3.6659259999999998" table:style-name="ce8">
            <text:p>3.665926</text:p>
          </table:table-cell>
          <table:table-cell office:value-type="float" office:value="3.1551670000000001" table:style-name="ce8">
            <text:p>3.155167</text:p>
          </table:table-cell>
          <table:table-cell office:value-type="float" office:value="4.7264439999999999" table:style-name="ce8">
            <text:p>4.726444</text:p>
          </table:table-cell>
          <table:table-cell office:value-type="float" office:value="3.709282" table:style-name="ce8">
            <text:p>3.709282</text:p>
          </table:table-cell>
          <table:table-cell office:value-type="float" office:value="4.6416029999999999" table:style-name="ce8">
            <text:p>4.641603</text:p>
          </table:table-cell>
          <table:table-cell office:value-type="float" office:value="4.3437659999999996" table:style-name="ce8">
            <text:p>4.343766</text:p>
          </table:table-cell>
          <table:table-cell office:value-type="float" office:value="5.3824370000000004" table:style-name="ce8">
            <text:p>5.382437</text:p>
          </table:table-cell>
          <table:table-cell office:value-type="float" office:value="4.7596480000000003" table:style-name="ce8">
            <text:p>4.759648</text:p>
          </table:table-cell>
          <table:table-cell office:value-type="float" office:value="7.7990190000000004" table:style-name="ce8">
            <text:p>7.799019</text:p>
          </table:table-cell>
          <table:table-cell office:value-type="float" office:value="9.8539980000000007" table:style-name="ce8">
            <text:p>9.853998</text:p>
          </table:table-cell>
          <table:table-cell office:value-type="float" office:value="7.0094139999999996" table:style-name="ce8">
            <text:p>7.009414</text:p>
          </table:table-cell>
          <table:table-cell office:value-type="float" office:value="9.8555030000000006" table:style-name="ce8">
            <text:p>9.855503</text:p>
          </table:table-cell>
          <table:table-cell office:value-type="float" office:value="15.948416" table:style-name="ce8">
            <text:p>15.948416</text:p>
          </table:table-cell>
          <table:table-cell office:value-type="float" office:value="40.318666" table:style-name="ce8">
            <text:p>40.318666</text:p>
          </table:table-cell>
          <table:table-cell office:value-type="float" office:value="67.732069999999993" table:style-name="ce8">
            <text:p>67.73207</text:p>
          </table:table-cell>
          <table:table-cell office:value-type="float" office:value="131.23388800000001" table:style-name="ce8">
            <text:p>131.233888</text:p>
          </table:table-cell>
          <table:table-cell table:number-columns-repeated="16365"/>
        </table:table-row>
        <table:table-row table:style-name="ro1">
          <table:covered-table-cell/>
          <table:table-cell office:value-type="float" office:value="1.5325709999999999" table:style-name="ce8">
            <text:p>1.532571</text:p>
          </table:table-cell>
          <table:table-cell office:value-type="float" office:value="3.0894889999999999" table:style-name="ce8">
            <text:p>3.089489</text:p>
          </table:table-cell>
          <table:table-cell office:value-type="float" office:value="3.2458490000000002" table:style-name="ce8">
            <text:p>3.245849</text:p>
          </table:table-cell>
          <table:table-cell office:value-type="float" office:value="3.5315799999999999" table:style-name="ce8">
            <text:p>3.53158</text:p>
          </table:table-cell>
          <table:table-cell office:value-type="float" office:value="4.0717210000000001" table:style-name="ce8">
            <text:p>4.071721</text:p>
          </table:table-cell>
          <table:table-cell office:value-type="float" office:value="3.7656679999999998" table:style-name="ce8">
            <text:p>3.765668</text:p>
          </table:table-cell>
          <table:table-cell office:value-type="float" office:value="4.7052820000000004" table:style-name="ce8">
            <text:p>4.705282</text:p>
          </table:table-cell>
          <table:table-cell office:value-type="float" office:value="4.218699" table:style-name="ce8">
            <text:p>4.218699</text:p>
          </table:table-cell>
          <table:table-cell office:value-type="float" office:value="6.7031929999999997" table:style-name="ce8">
            <text:p>6.703193</text:p>
          </table:table-cell>
          <table:table-cell office:value-type="float" office:value="5.5333930000000002" table:style-name="ce8">
            <text:p>5.533393</text:p>
          </table:table-cell>
          <table:table-cell office:value-type="float" office:value="5.0257149999999999" table:style-name="ce8">
            <text:p>5.025715</text:p>
          </table:table-cell>
          <table:table-cell office:value-type="float" office:value="8.0763459999999991" table:style-name="ce8">
            <text:p>8.076346</text:p>
          </table:table-cell>
          <table:table-cell office:value-type="float" office:value="5.7455530000000001" table:style-name="ce8">
            <text:p>5.745553</text:p>
          </table:table-cell>
          <table:table-cell office:value-type="float" office:value="10.159603000000001" table:style-name="ce8">
            <text:p>10.159603</text:p>
          </table:table-cell>
          <table:table-cell office:value-type="float" office:value="16.005803" table:style-name="ce8">
            <text:p>16.005803</text:p>
          </table:table-cell>
          <table:table-cell office:value-type="float" office:value="38.050496000000003" table:style-name="ce8">
            <text:p>38.050496</text:p>
          </table:table-cell>
          <table:table-cell office:value-type="float" office:value="68.339669000000001" table:style-name="ce8">
            <text:p>68.339669</text:p>
          </table:table-cell>
          <table:table-cell office:value-type="float" office:value="131.1953" table:style-name="ce8">
            <text:p>131.1953</text:p>
          </table:table-cell>
          <table:table-cell table:number-columns-repeated="16365"/>
        </table:table-row>
        <table:table-row table:style-name="ro1">
          <table:table-cell office:value-type="string" table:style-name="ce7">
            <text:p>AVG_GPU_Prec</text:p>
          </table:table-cell>
          <table:table-cell office:value-type="float" office:value="2.0784410000000002" table:formula="of:=AVERAGE([.B17:.B21])" table:style-name="ce7">
            <text:p>2.078441</text:p>
          </table:table-cell>
          <table:table-cell office:value-type="float" office:value="2.9209444000000002" table:formula="of:=AVERAGE([.C17:.C21])" table:style-name="ce7">
            <text:p>2.9209444</text:p>
          </table:table-cell>
          <table:table-cell office:value-type="float" office:value="3.3052427999999998" table:formula="of:=AVERAGE([.D17:.D21])" table:style-name="ce7">
            <text:p>3.3052428</text:p>
          </table:table-cell>
          <table:table-cell office:value-type="float" office:value="3.2879657999999998" table:formula="of:=AVERAGE([.E17:.E21])" table:style-name="ce7">
            <text:p>3.2879658</text:p>
          </table:table-cell>
          <table:table-cell office:value-type="float" office:value="4.3630738000000004" table:formula="of:=AVERAGE([.F17:.F21])" table:style-name="ce7">
            <text:p>4.3630738</text:p>
          </table:table-cell>
          <table:table-cell office:value-type="float" office:value="3.9791842000000002" table:formula="of:=AVERAGE([.G17:.G21])" table:style-name="ce7">
            <text:p>3.9791842</text:p>
          </table:table-cell>
          <table:table-cell office:value-type="float" office:value="4.3335542" table:formula="of:=AVERAGE([.H17:.H21])" table:style-name="ce7">
            <text:p>4.3335542</text:p>
          </table:table-cell>
          <table:table-cell office:value-type="float" office:value="4.7292837999999993" table:formula="of:=AVERAGE([.I17:.I21])" table:style-name="ce7">
            <text:p>4.7292838</text:p>
          </table:table-cell>
          <table:table-cell office:value-type="float" office:value="5.5705253999999993" table:formula="of:=AVERAGE([.J17:.J21])" table:style-name="ce7">
            <text:p>5.5705254</text:p>
          </table:table-cell>
          <table:table-cell office:value-type="float" office:value="5.5015502000000005" table:formula="of:=AVERAGE([.K17:.K21])" table:style-name="ce7">
            <text:p>5.5015502</text:p>
          </table:table-cell>
          <table:table-cell office:value-type="float" office:value="6.1083552000000001" table:formula="of:=AVERAGE([.L17:.L21])" table:style-name="ce7">
            <text:p>6.1083552</text:p>
          </table:table-cell>
          <table:table-cell office:value-type="float" office:value="7.4835272000000002" table:formula="of:=AVERAGE([.M17:.M21])" table:style-name="ce7">
            <text:p>7.4835272</text:p>
          </table:table-cell>
          <table:table-cell office:value-type="float" office:value="6.2566740000000003" table:formula="of:=AVERAGE([.N17:.N21])" table:style-name="ce7">
            <text:p>6.256674</text:p>
          </table:table-cell>
          <table:table-cell office:value-type="float" office:value="9.881091399999999" table:formula="of:=AVERAGE([.O17:.O21])" table:style-name="ce7">
            <text:p>9.8810914</text:p>
          </table:table-cell>
          <table:table-cell office:value-type="float" office:value="15.284453600000001" table:formula="of:=AVERAGE([.P17:.P21])" table:style-name="ce7">
            <text:p>15.2844536</text:p>
          </table:table-cell>
          <table:table-cell office:value-type="float" office:value="38.162218799999998" table:formula="of:=AVERAGE([.Q17:.Q21])" table:style-name="ce7">
            <text:p>38.1622188</text:p>
          </table:table-cell>
          <table:table-cell office:value-type="float" office:value="63.206780599999988" table:formula="of:=AVERAGE([.R17:.R21])" table:style-name="ce7">
            <text:p>63.2067806</text:p>
          </table:table-cell>
          <table:table-cell office:value-type="float" office:value="131.24727479999999" table:formula="of:=AVERAGE([.S17:.S21])" table:style-name="ce7">
            <text:p>131.2472748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fico 1" svg:x="0.56667in" svg:y="0.06488in" svg:width="11.05238in" svg:height="3.6017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3" table:style-name="ce1"/>
          <table:table-cell table:style-name="ce1">
            <draw:frame draw:z-index="2" draw:id="id1" draw:style-name="a1" draw:name="Grafico 3" svg:x="0.63928in" svg:y="0.05358in" svg:width="7.47977in" svg:height="3.5773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9" table:style-name="ce1"/>
        </table:table-row>
        <table:table-row table:number-rows-repeated="68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9"/>
          <table:table-cell table:number-columns-repeated="16381"/>
        </table:table-row>
        <table:table-row table:number-rows-repeated="10484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Riccardo Fiorentini</meta:initial-creator>
    <dc:creator>Riccardo Fiorentini</dc:creator>
    <meta:creation-date>2024-05-19T17:57:57Z</meta:creation-date>
    <dc:date>2024-05-23T08:41:2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4167in" svg:stroke-color="#196b2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9.3286614173228pt" svg:width="795.771338582677pt" chart:style-name="Crt0">
        <chart:title chart:style-name="CT00">
          <text:p text:style-name="a0" text:class-names="" text:cond-style-name="">Titolo del gra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16:.$S$16"/>
          </chart:axis>
          <chart:series chart:label-cell-address="Foglio1.$A$8" chart:values-cell-range-address="Foglio1.$B$8:.$S$8" chart:class="chart:line" chart:attached-axis="primary-y" chart:style-name="G0S0">
            <chart:data-point chart:repeated="18"/>
          </chart:series>
          <chart:series chart:label-cell-address="Foglio1.$A$15" chart:values-cell-range-address="Foglio1.$B$15:.$O$15" chart:class="chart:line" chart:attached-axis="primary-y" chart:style-name="G0S1">
            <chart:data-point chart:repeated="14"/>
          </chart:series>
          <chart:series chart:label-cell-address="Foglio1.$A$22" chart:values-cell-range-address="Foglio1.$B$22:.$S$22" chart:class="chart:line" chart:attached-axis="primary-y" chart:style-name="G0S2"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4167in" svg:stroke-color="#196b2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7.5711811023622pt" svg:width="538.5433070866141pt" chart:style-name="Crt0">
        <chart:title chart:style-name="CT00">
          <text:p text:style-name="a0" text:class-names="" text:cond-style-name="">Titolo del gra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B$16:.$S$16"/>
          </chart:axis>
          <chart:series chart:label-cell-address="Foglio1.$A$8" chart:values-cell-range-address="Foglio1.$B$8:.$S$8" chart:class="chart:line" chart:attached-axis="primary-y" chart:style-name="G0S0">
            <chart:data-point chart:repeated="18"/>
          </chart:series>
          <chart:series chart:label-cell-address="Foglio1.$A$22" chart:values-cell-range-address="Foglio1.$B$22:.$S$22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